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7.4792in" fo:margin-left="0.0035in" fo:margin-top="0in" fo:margin-bottom="0in" table:align="left" style:writing-mode="lr-tb"/>
    </style:style>
    <style:style style:name="Tableau2.A" style:family="table-column">
      <style:table-column-properties style:column-width="1.1458in"/>
    </style:style>
    <style:style style:name="Tableau2.B" style:family="table-column">
      <style:table-column-properties style:column-width="0.8021in"/>
    </style:style>
    <style:style style:name="Tableau2.C" style:family="table-column">
      <style:table-column-properties style:column-width="0.9167in"/>
    </style:style>
    <style:style style:name="Tableau2.D" style:family="table-column">
      <style:table-column-properties style:column-width="2.0208in"/>
    </style:style>
    <style:style style:name="Tableau2.E" style:family="table-column">
      <style:table-column-properties style:column-width="0.9375in"/>
    </style:style>
    <style:style style:name="Tableau2.F" style:family="table-column">
      <style:table-column-properties style:column-width="0.8125in"/>
    </style:style>
    <style:style style:name="Tableau2.G" style:family="table-column">
      <style:table-column-properties style:column-width="0.8438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au2.A3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au2.A5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au5" style:family="table">
      <style:table-properties style:width="7.0625in" fo:margin-left="-0.0069in" fo:margin-top="0in" fo:margin-bottom="0in" table:align="left" style:writing-mode="lr-tb"/>
    </style:style>
    <style:style style:name="Tableau5.A" style:family="table-column">
      <style:table-column-properties style:column-width="1.25in"/>
    </style:style>
    <style:style style:name="Tableau5.B" style:family="table-column">
      <style:table-column-properties style:column-width="1.5625in"/>
    </style:style>
    <style:style style:name="Tableau5.C" style:family="table-column">
      <style:table-column-properties style:column-width="4.25in"/>
    </style:style>
    <style:style style:name="Tableau5.1" style:family="table-row">
      <style:table-row-properties style:min-row-height="0.625in" fo:keep-together="auto"/>
    </style:style>
    <style:style style:name="Tableau5.A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au5.B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au5.2" style:family="table-row">
      <style:table-row-properties style:min-row-height="0.4451in" fo:keep-together="auto"/>
    </style:style>
    <style:style style:name="Tableau5.3" style:family="table-row">
      <style:table-row-properties style:min-row-height="0.4792in" fo:keep-together="auto"/>
    </style:style>
    <style:style style:name="Tableau6" style:family="table">
      <style:table-properties style:width="6.1201in" fo:margin-left="0in" fo:margin-top="0in" fo:margin-bottom="0in" table:align="left" style:writing-mode="lr-tb"/>
    </style:style>
    <style:style style:name="Tableau6.A" style:family="table-column">
      <style:table-column-properties style:column-width="2.1875in"/>
    </style:style>
    <style:style style:name="Tableau6.B" style:family="table-column">
      <style:table-column-properties style:column-width="1.9403in"/>
    </style:style>
    <style:style style:name="Tableau6.C" style:family="table-column">
      <style:table-column-properties style:column-width="1.9924in"/>
    </style:style>
    <style:style style:name="Tableau6.1" style:family="table-row">
      <style:table-row-properties style:min-row-height="0.2222in" fo:keep-together="auto"/>
    </style:style>
    <style:style style:name="Tableau6.A1" style:family="table-cell">
      <style:table-cell-properties style:vertical-align="middle" fo:background-color="transparent" fo:padding-left="0.0486in" fo:padding-right="0.0486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au6.B1" style:family="table-cell">
      <style:table-cell-properties style:vertical-align="middle" fo:background-color="#bfbfbf" fo:padding-left="0.0486in" fo:padding-right="0.0486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-left="0.0486in" fo:padding-right="0.0486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au6.6" style:family="table-row">
      <style:table-row-properties style:min-row-height="0.0785in" fo:keep-together="auto"/>
    </style:style>
    <style:style style:name="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P2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P3" style:family="paragraph" style:parent-style-name="Standard">
      <style:text-properties style:font-name="Noto Sans" fo:language="fr" fo:country="FR"/>
    </style:style>
    <style:style style:name="P4" style:family="paragraph" style:parent-style-name="Standard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5" style:family="paragraph" style:parent-style-name="Titre"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6" style:family="paragraph" style:parent-style-name="BTS_20_SIO_20_-_20_Texte_20_de_20_tableau">
      <style:paragraph-properties fo:margin-top="0in" fo:margin-bottom="0in" style:contextual-spacing="false" fo:line-height="100%"/>
      <style:text-properties style:font-name="Noto Sans" fo:font-size="12pt" fo:font-weight="bold" officeooo:paragraph-rsid="005bae48" style:font-size-asian="12pt" style:font-weight-asian="bold" style:font-size-complex="12pt"/>
    </style:style>
    <style:style style:name="P7" style:family="paragraph" style:parent-style-name="BTS_20_SIO_20_-_20_Texte_20_de_20_tableau">
      <style:paragraph-properties fo:margin-top="0in" fo:margin-bottom="0in" style:contextual-spacing="false" fo:line-height="0.1598in" fo:text-align="center" style:justify-single-word="false"/>
      <style:text-properties style:font-name="Noto Sans" fo:font-size="12pt" fo:font-weight="bold" officeooo:rsid="0046be95" officeooo:paragraph-rsid="005a9d61" style:font-size-asian="12pt" style:font-weight-asian="bold" style:font-size-complex="12pt"/>
    </style:style>
    <style:style style:name="P8" style:family="paragraph" style:parent-style-name="BTS_20_SIO_20_-_20_Texte_20_de_20_tableau">
      <style:paragraph-properties fo:margin-top="0in" fo:margin-bottom="0in" style:contextual-spacing="false" fo:line-height="0.1598in" fo:text-align="center" style:justify-single-word="false"/>
      <style:text-properties style:font-name="Noto Sans" fo:font-size="12pt" fo:font-weight="bold" officeooo:paragraph-rsid="005a9d61" style:font-size-asian="12pt" style:font-weight-asian="bold" style:font-size-complex="12pt"/>
    </style:style>
    <style:style style:name="P9" style:family="paragraph" style:parent-style-name="BTS_20_SIO_20_-_20_Texte_20_de_20_tableau">
      <style:paragraph-properties fo:margin-top="0in" fo:margin-bottom="0in" style:contextual-spacing="false" fo:line-height="0.1598in"/>
      <style:text-properties style:font-name="Noto Sans" fo:font-size="12pt" fo:font-weight="bold" officeooo:paragraph-rsid="005a9d61" style:font-size-asian="12pt" style:font-weight-asian="bold" style:font-size-complex="12pt"/>
    </style:style>
    <style:style style:name="P10" style:family="paragraph" style:parent-style-name="Standard">
      <style:text-properties style:font-name="Noto Sans" fo:font-size="12pt" fo:font-weight="bold" officeooo:paragraph-rsid="005bae48" style:font-size-asian="12pt" style:font-weight-asian="bold" style:font-name-complex="Calibri Light" style:font-size-complex="12pt" style:font-weight-complex="bold"/>
    </style:style>
    <style:style style:name="P11" style:family="paragraph" style:parent-style-name="BTS_20_SIO_20_-_20_Texte_20_de_20_tableau">
      <style:paragraph-properties fo:margin-top="0in" fo:margin-bottom="0in" style:contextual-spacing="false" fo:line-height="100%"/>
      <style:text-properties style:font-name="Noto Sans" fo:font-size="12pt" officeooo:paragraph-rsid="005bae48" style:font-size-asian="12pt" style:font-size-complex="12pt"/>
    </style:style>
    <style:style style:name="P12" style:family="paragraph" style:parent-style-name="BTS_20_SIO_20_-_20_Texte_20_de_20_tableau">
      <style:paragraph-properties fo:margin-top="0in" fo:margin-bottom="0in" style:contextual-spacing="false" fo:line-height="0.1598in"/>
      <style:text-properties style:font-name="Noto Sans" fo:font-size="12pt" officeooo:paragraph-rsid="005a9d61" style:font-size-asian="12pt" style:font-size-complex="12pt"/>
    </style:style>
    <style:style style:name="P13" style:family="paragraph" style:parent-style-name="BTS_20_SIO_20_-_20_Texte_20_de_20_tableau">
      <style:paragraph-properties fo:margin-left="0in" fo:margin-right="-0.0299in" fo:margin-top="0in" fo:margin-bottom="0in" style:contextual-spacing="false" fo:line-height="0.1598in" fo:text-indent="0in" style:auto-text-indent="false"/>
      <style:text-properties style:font-name="Noto Sans" fo:font-size="12pt" officeooo:paragraph-rsid="005a9d61" style:font-size-asian="12pt" style:font-size-complex="12pt"/>
    </style:style>
    <style:style style:name="P14" style:family="paragraph" style:parent-style-name="BTS_20_SIO_20_-_20_Texte_20_de_20_tableau">
      <style:paragraph-properties fo:margin-top="0in" fo:margin-bottom="0in" style:contextual-spacing="false" fo:line-height="0.1598in" fo:text-align="center" style:justify-single-word="false"/>
      <style:text-properties style:font-name="Noto Sans" fo:font-size="12pt" officeooo:paragraph-rsid="005a9d61" style:font-size-asian="12pt" style:font-size-complex="12pt"/>
    </style:style>
    <style:style style:name="P15" style:family="paragraph" style:parent-style-name="Standard">
      <style:text-properties style:font-name="Noto Sans" fo:font-size="12pt" officeooo:paragraph-rsid="005bae48" style:font-size-asian="12pt" style:font-size-complex="12pt"/>
    </style:style>
    <style:style style:name="P16" style:family="paragraph" style:parent-style-name="_5f_Liberation_5f_Sans_5f_11_5f__5f_e2">
      <style:text-properties style:font-name="Noto Sans" fo:font-size="12pt" officeooo:paragraph-rsid="005bae48" style:font-size-asian="12pt" style:font-size-complex="12pt"/>
    </style:style>
    <style:style style:name="P17" style:family="paragraph" style:parent-style-name="Titre">
      <style:paragraph-properties fo:text-align="center" style:justify-single-word="false"/>
      <style:text-properties style:font-name="Noto Sans" fo:font-size="24pt" fo:language="fr" fo:country="FR" fo:font-weight="bold" officeooo:rsid="002e8915" officeooo:paragraph-rsid="002e8915" style:font-size-asian="24pt" style:font-weight-asian="bold" style:font-size-complex="24pt" style:font-weight-complex="bold"/>
    </style:style>
    <style:style style:name="P18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P19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P20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P21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P22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style:text-underline-style="none" fo:font-weight="bold" officeooo:rsid="0019721f" officeooo:paragraph-rsid="0058e4f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indent="0in" style:auto-text-indent="false"/>
      <style:text-properties fo:color="#000000" loext:opacity="100%" style:font-name="Noto Sans" fo:font-size="12pt" fo:language="fr" fo:country="FR" fo:font-weight="bold" officeooo:rsid="0012da7c" officeooo:paragraph-rsid="0012da7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indent="0in" style:auto-text-indent="false"/>
      <style:text-properties fo:color="#000000" loext:opacity="100%" style:font-name="Noto Sans" fo:font-size="12pt" officeooo:rsid="0032bc0a" officeooo:paragraph-rsid="0058e4f3" style:font-size-asian="12pt" style:font-size-complex="12pt"/>
    </style:style>
    <style:style style:name="P25" style:family="paragraph" style:parent-style-name="Standard">
      <style:paragraph-properties fo:margin-top="0.0835in" fo:margin-bottom="0.139in" style:contextual-spacing="false" fo:text-align="justify" style:justify-single-word="false"/>
      <style:text-properties fo:color="#000000" loext:opacity="100%" style:font-name="Noto Sans" fo:font-size="12pt" fo:font-weight="bold" officeooo:paragraph-rsid="005bae4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0c87b1"/>
    </style:style>
    <style:style style:name="P27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0c87b1" officeooo:paragraph-rsid="00237b23"/>
    </style:style>
    <style:style style:name="P28" style:family="paragraph" style:parent-style-name="Standard">
      <style:paragraph-properties fo:text-indent="0in" style:auto-text-indent="false"/>
      <style:text-properties fo:color="#000000" loext:opacity="100%" style:font-name="Noto Sans" fo:language="fr" fo:country="FR" officeooo:rsid="0012da7c" officeooo:paragraph-rsid="0012da7c"/>
    </style:style>
    <style:style style:name="P29" style:family="paragraph" style:parent-style-name="Standard">
      <style:paragraph-properties fo:margin-top="0in" fo:margin-bottom="0.139in" style:contextual-spacing="false" fo:text-align="center" style:justify-single-word="false"/>
      <style:text-properties fo:color="#000000" loext:opacity="100%" style:font-name="Calibri" fo:font-size="12pt" style:font-size-asian="12pt" style:font-name-complex="Calibri2" style:font-size-complex="12pt"/>
    </style:style>
    <style:style style:name="P30" style:family="paragraph" style:parent-style-name="BTS_20_SIO_20_-_20_Texte_20_de_20_tableau">
      <style:paragraph-properties fo:margin-top="0in" fo:margin-bottom="0in" style:contextual-spacing="false" fo:line-height="100%"/>
      <style:text-properties fo:color="#0000ff" loext:opacity="100%" style:font-name="Noto Sans" fo:font-size="12pt" officeooo:rsid="019a65e9" officeooo:paragraph-rsid="005bae48" style:font-size-asian="12pt" style:font-size-complex="12pt"/>
    </style:style>
    <style:style style:name="P31" style:family="paragraph" style:parent-style-name="BTS_20_SIO_20_-_20_Texte_20_de_20_tableau">
      <style:text-properties fo:font-size="12pt" fo:font-weight="bold" style:font-size-asian="12pt" style:font-weight-asian="bold" style:font-size-complex="12pt"/>
    </style:style>
    <style:style style:name="P32" style:family="paragraph" style:parent-style-name="BTS_20_SIO_20_-_20_Texte_20_de_20_tableau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3" style:family="paragraph" style:parent-style-name="Titre" style:master-page-name="MP0">
      <style:paragraph-properties fo:margin-top="0.0472in" fo:margin-bottom="0.0827in" style:contextual-spacing="false" fo:text-align="center" style:justify-single-word="false" style:page-number="auto" fo:break-before="page"/>
      <style:text-properties style:font-name="Noto Sans" fo:font-size="16pt" fo:language="fr" fo:country="FR" fo:font-weight="bold" style:font-size-asian="16pt" style:font-weight-asian="bold" style:font-size-complex="16pt" style:font-weight-complex="bold"/>
    </style:style>
    <style:style style:name="P34" style:family="paragraph" style:parent-style-name="_5f_Liberation_5f_Sans_5f_11">
      <style:paragraph-properties fo:text-align="start" style:justify-single-word="false" style:writing-mode="lr-tb"/>
      <style:text-properties fo:color="#000000" loext:opacity="100%" style:font-name="Noto Sans" fo:font-size="12pt" officeooo:rsid="0032bc0a" officeooo:paragraph-rsid="005bae48" style:font-size-asian="12pt" style:font-size-complex="12pt"/>
    </style:style>
    <style:style style:name="P35" style:family="paragraph" style:parent-style-name="_5f_Liberation_5f_Sans_5f_11_5f__5f_e2">
      <style:paragraph-properties fo:text-align="start" style:justify-single-word="false" style:writing-mode="lr-tb"/>
      <style:text-properties fo:color="#000000" loext:opacity="100%" style:font-name="Noto Sans" fo:font-size="12pt" officeooo:rsid="0032bc0a" officeooo:paragraph-rsid="0058e4f3" style:font-size-asian="12pt" style:font-size-complex="12pt"/>
    </style:style>
    <style:style style:name="P36" style:family="paragraph" style:parent-style-name="_5f__5f__5f__5f__5f_saut_5f__5f_4">
      <style:paragraph-properties fo:text-align="start" style:justify-single-word="false" style:writing-mode="lr-tb"/>
      <style:text-properties fo:color="#000000" loext:opacity="100%" style:font-name="Noto Sans" fo:font-size="12pt" officeooo:rsid="0032bc0a" officeooo:paragraph-rsid="005bae48" style:font-size-asian="12pt" style:font-size-complex="12pt"/>
    </style:style>
    <style:style style:name="P37" style:family="paragraph" style:parent-style-name="BTS_20_SIO_20_-_20_Texte_20_de_20_tableau">
      <style:paragraph-properties fo:margin-top="0in" fo:margin-bottom="0in" style:contextual-spacing="false" fo:line-height="0.1598in" fo:text-align="center" style:justify-single-word="false"/>
      <style:text-properties fo:color="#0000ff" loext:opacity="100%" style:font-name="Noto Sans" fo:font-size="12pt" fo:font-weight="normal" officeooo:rsid="0060ec24" officeooo:paragraph-rsid="0060ec24" style:font-size-asian="12pt" style:font-weight-asian="normal" style:font-size-complex="12pt" style:font-weight-complex="normal"/>
    </style:style>
    <style:style style:name="P38" style:family="paragraph" style:parent-style-name="BTS_20_SIO_20_-_20_Texte_20_de_20_tableau">
      <style:paragraph-properties fo:margin-top="0in" fo:margin-bottom="0in" style:contextual-spacing="false" fo:line-height="0.1598in"/>
      <style:text-properties fo:color="#0000ff" loext:opacity="100%" style:font-name="Noto Sans" fo:font-size="12pt" fo:font-weight="normal" officeooo:paragraph-rsid="005a9d61" style:font-size-asian="12pt" style:font-weight-asian="normal" style:font-size-complex="12pt" style:font-weight-complex="normal"/>
    </style:style>
    <style:style style:name="P39" style:family="paragraph" style:parent-style-name="BTS_20_SIO_20_-_20_Texte_20_de_20_tableau">
      <style:paragraph-properties fo:margin-top="0in" fo:margin-bottom="0in" style:contextual-spacing="false" fo:line-height="0.1598in" fo:text-align="center" style:justify-single-word="false"/>
      <style:text-properties fo:color="#0000ff" loext:opacity="100%" style:font-name="Noto Sans" fo:font-size="12pt" fo:font-weight="normal" officeooo:paragraph-rsid="005a9d61" style:font-size-asian="12pt" style:font-weight-asian="normal" style:font-size-complex="12pt" style:font-weight-complex="normal"/>
    </style:style>
    <style:style style:name="P40" style:family="paragraph" style:parent-style-name="BTS_20_SIO_20_-_20_Texte_20_de_20_tableau">
      <style:paragraph-properties fo:margin-top="0in" fo:margin-bottom="0in" style:contextual-spacing="false" fo:line-height="0.1598in"/>
      <style:text-properties fo:color="#0000ff" loext:opacity="100%" style:font-name="Noto Sans" fo:font-size="12pt" fo:font-weight="normal" officeooo:rsid="019d5bae" officeooo:paragraph-rsid="005a9d61" style:font-size-asian="12pt" style:font-weight-asian="normal" style:font-size-complex="12pt" style:font-weight-complex="normal"/>
    </style:style>
    <style:style style:name="P41" style:family="paragraph" style:parent-style-name="BTS_20_SIO_20_-_20_Texte_20_de_20_tableau">
      <style:paragraph-properties fo:margin-top="0in" fo:margin-bottom="0in" style:contextual-spacing="false" fo:line-height="0.1598in"/>
      <style:text-properties fo:color="#0000ff" loext:opacity="100%" style:font-name="Noto Sans" fo:font-size="12pt" fo:font-weight="normal" officeooo:rsid="019fb7d7" officeooo:paragraph-rsid="005a9d61" style:font-size-asian="12pt" style:font-weight-asian="normal" style:font-size-complex="12pt" style:font-weight-complex="normal"/>
    </style:style>
    <style:style style:name="P42" style:family="paragraph" style:parent-style-name="BTS_20_SIO_20_-_20_Texte_20_de_20_tableau">
      <style:paragraph-properties fo:margin-top="0in" fo:margin-bottom="0in" style:contextual-spacing="false" fo:line-height="0.1598in"/>
      <style:text-properties fo:color="#0000ff" loext:opacity="100%" style:font-name="Noto Sans" fo:font-size="12pt" fo:font-weight="normal" officeooo:rsid="019b3098" officeooo:paragraph-rsid="005a9d61" style:font-size-asian="12pt" style:font-weight-asian="normal" style:font-size-complex="12pt" style:font-weight-complex="normal"/>
    </style:style>
    <style:style style:name="P43" style:family="paragraph" style:parent-style-name="BTS_20_SIO_20_-_20_Texte_20_de_20_tableau">
      <style:paragraph-properties fo:margin-top="0in" fo:margin-bottom="0in" style:contextual-spacing="false" fo:line-height="0.1598in" fo:text-align="center" style:justify-single-word="false"/>
      <style:text-properties fo:color="#0000ff" loext:opacity="100%" style:font-name="Noto Sans" fo:font-size="12pt" fo:font-weight="normal" officeooo:rsid="019b3098" officeooo:paragraph-rsid="005a9d61" style:font-size-asian="12pt" style:font-weight-asian="normal" style:font-size-complex="12pt" style:font-weight-complex="normal"/>
    </style:style>
    <style:style style:name="P44" style:family="paragraph" style:parent-style-name="BTS_20_SIO_20_-_20_Texte_20_de_20_tableau">
      <style:paragraph-properties fo:margin-top="0in" fo:margin-bottom="0in" style:contextual-spacing="false" fo:line-height="0.1598in"/>
      <style:text-properties fo:color="#0000ff" loext:opacity="100%" style:font-name="Noto Sans" fo:font-size="12pt" fo:font-weight="normal" officeooo:rsid="01981ad9" officeooo:paragraph-rsid="005a9d61" style:font-size-asian="12pt" style:font-weight-asian="normal" style:font-size-complex="12pt" style:font-weight-complex="normal"/>
    </style:style>
    <style:style style:name="P45" style:family="paragraph" style:parent-style-name="BTS_20_SIO_20_-_20_Texte_20_de_20_tableau">
      <style:paragraph-properties fo:margin-top="0in" fo:margin-bottom="0in" style:contextual-spacing="false" fo:line-height="0.1598in"/>
      <style:text-properties fo:color="#0000ff" loext:opacity="100%" style:font-name="Noto Sans" fo:font-size="12pt" fo:font-weight="normal" officeooo:rsid="019dd425" officeooo:paragraph-rsid="005a9d61" style:font-size-asian="12pt" style:font-weight-asian="normal" style:font-size-complex="12pt" style:font-weight-complex="normal"/>
    </style:style>
    <style:style style:name="P46" style:family="paragraph" style:parent-style-name="BTS_20_SIO_20_-_20_Texte_20_de_20_tableau">
      <style:paragraph-properties fo:margin-top="0in" fo:margin-bottom="0in" style:contextual-spacing="false" fo:line-height="100%"/>
      <style:text-properties fo:color="#0000ff" loext:opacity="100%" style:font-name="Noto Sans" fo:font-size="12pt" fo:font-weight="normal" officeooo:rsid="019a65e9" officeooo:paragraph-rsid="0060ec24" style:font-size-asian="12pt" style:font-weight-asian="normal" style:font-size-complex="12pt" style:font-weight-complex="normal"/>
    </style:style>
    <style:style style:name="P47" style:family="paragraph" style:parent-style-name="BTS_20_SIO_20_-_20_Texte_20_de_20_tableau">
      <style:paragraph-properties fo:margin-top="0.0398in" fo:margin-bottom="0.0398in" style:contextual-spacing="false" fo:text-align="center" style:justify-single-word="false"/>
      <style:text-properties fo:color="#0000ff" loext:opacity="100%" style:font-name="Liberation Sans" fo:font-size="12pt" fo:font-weight="normal" officeooo:rsid="006140b0" officeooo:paragraph-rsid="006140b0" style:font-size-asian="12pt" style:font-weight-asian="normal" style:font-name-complex="Arial2" style:font-size-complex="12pt" style:font-weight-complex="normal"/>
    </style:style>
    <style:style style:name="P48" style:family="paragraph" style:parent-style-name="Standard" style:list-style-name="L1">
      <style:text-properties style:font-name="Noto Sans" fo:language="fr" fo:country="FR" officeooo:rsid="0031f782" officeooo:paragraph-rsid="0031f782"/>
    </style:style>
    <style:style style:name="P49" style:family="paragraph" style:parent-style-name="Standard" style:list-style-name="L1">
      <style:paragraph-properties fo:text-indent="0in" style:auto-text-indent="false"/>
      <style:text-properties style:font-name="Noto Sans" fo:language="fr" fo:country="FR" officeooo:rsid="000c87b1" officeooo:paragraph-rsid="000c87b1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loext:opacity="100%" style:font-name="Noto Sans" fo:font-size="12pt" officeooo:rsid="0032bc0a" officeooo:paragraph-rsid="0032bc0a" style:font-size-asian="12pt" style:font-size-complex="12pt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loext:opacity="100%" style:font-name="Noto Sans" fo:font-size="12pt" fo:font-weight="bold" officeooo:rsid="0032bc0a" officeooo:paragraph-rsid="0032bc0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loext:opacity="100%" style:font-name="Noto Sans" fo:font-size="12pt" fo:language="fr" fo:country="FR" style:text-underline-style="none" officeooo:rsid="003fc8ae" officeooo:paragraph-rsid="0032bc0a" style:font-size-asian="12pt" style:font-size-complex="12pt"/>
    </style:style>
    <style:style style:name="P5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Noto Sans" fo:font-size="12pt" fo:font-weight="normal" officeooo:paragraph-rsid="005a9d61" style:font-size-asian="12pt" style:font-weight-asian="normal" style:font-size-complex="12pt" style:font-weight-complex="normal"/>
    </style:style>
    <style:style style:name="P54" style:family="paragraph" style:parent-style-name="_5f_Titre_5f_1">
      <style:text-properties style:font-name="Noto Sans" fo:font-size="12pt" officeooo:paragraph-rsid="005bae48" style:font-size-asian="12pt" style:font-size-complex="12pt"/>
    </style:style>
    <style:style style:name="P55" style:family="paragraph" style:parent-style-name="_5f_Titre_5f_1">
      <style:paragraph-properties fo:text-indent="0in" style:auto-text-indent="false"/>
      <style:text-properties style:font-name="Noto Sans" fo:font-size="12pt" officeooo:paragraph-rsid="005bae48" style:font-size-asian="12pt" style:font-size-complex="12pt"/>
    </style:style>
    <style:style style:name="T1" style:family="text">
      <style:text-properties style:font-name="Noto Sans" fo:font-size="14pt" fo:language="fr" fo:country="FR" fo:font-weight="bold" style:font-size-asian="14pt" style:font-weight-asian="bold"/>
    </style:style>
    <style:style style:name="T2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T3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T4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style style:name="T5" style:family="text">
      <style:text-properties officeooo:rsid="000d7474"/>
    </style:style>
    <style:style style:name="T6" style:family="text">
      <style:text-properties officeooo:rsid="0012946c"/>
    </style:style>
    <style:style style:name="T7" style:family="text">
      <style:text-properties officeooo:rsid="002e8915"/>
    </style:style>
    <style:style style:name="T8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normal" officeooo:rsid="00342b30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normal" officeooo:rsid="0193c90b" style:font-style-asian="normal" style:font-weight-asian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officeooo:rsid="0180ddb2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officeooo:rsid="005a9d61" style:font-style-asian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officeooo:rsid="00342b30" style:font-style-asian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officeooo:rsid="0032bc0a" style:font-style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officeooo:rsid="00342b30" fo:background-color="transparent" loext:char-shading-value="0" style:font-style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bold" officeooo:rsid="00342b30" style:font-style-asian="normal" style:font-weight-asian="bold" style:font-weight-complex="bold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bold" officeooo:rsid="00342b30" fo:background-color="transparent" loext:char-shading-value="0" style:font-style-asian="normal" style:font-weight-asian="bold" style:font-weight-complex="bold" style:text-emphasize="none"/>
    </style:style>
    <style:style style:name="T20" style:family="text">
      <style:text-properties style:text-outline="false" style:text-line-through-style="none" style:text-line-through-type="none" fo:font-style="normal" fo:text-shadow="none" fo:font-weight="normal" officeooo:rsid="004b58ef" style:font-style-asian="normal" style:font-weight-asian="normal" style:font-weight-complex="bold" style:text-emphasize="none"/>
    </style:style>
    <style:style style:name="T21" style:family="text">
      <style:text-properties fo:font-size="16pt" fo:font-weight="bold" officeooo:rsid="00569d19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8511d" style:font-size-asian="16pt" style:font-weight-asian="bold" style:font-size-complex="16pt" style:font-weight-complex="bold"/>
    </style:style>
    <style:style style:name="T23" style:family="text">
      <style:text-properties officeooo:rsid="00550db8"/>
    </style:style>
    <style:style style:name="T24" style:family="text">
      <style:text-properties officeooo:rsid="0055c314"/>
    </style:style>
    <style:style style:name="T25" style:family="text">
      <style:text-properties fo:font-weight="bold" style:font-weight-asian="bold"/>
    </style:style>
    <style:style style:name="T26" style:family="text">
      <style:text-properties officeooo:rsid="019b3098"/>
    </style:style>
    <style:style style:name="T27" style:family="text">
      <style:text-properties officeooo:rsid="019d5bae"/>
    </style:style>
    <style:style style:name="T28" style:family="text">
      <style:text-properties officeooo:rsid="0060ec24"/>
    </style:style>
    <style:style style:name="T2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42b30" style:font-style-asian="normal" style:font-weight-asian="normal" style:text-emphasize="none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mpte-rendu d<text:span text:style-name="T23">e la mission 2</text:span></text:p>
      <text:p text:style-name="P17">Identifier les risques liés à la collecte, au traitement, <text:span text:style-name="T24">a</text:span>u stockage et à la diffusion des données à caractère personnel</text:p>
      <text:p text:style-name="P5">Objectifs</text:p>
      <text:p text:style-name="P3"/>
      <text:list text:style-name="L1">
        <text:list-item>
          <text:p text:style-name="P48">Identifier les risques liés à la collecte, au traitement, au stockage et à la diffusion des données à caractère personnel<text:tab/></text:p>
          <text:p text:style-name="P49"/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6"/>
      <text:p text:style-name="P27"/>
      <text:p text:style-name="P27"/>
      <text:p text:style-name="P27"/>
      <text:p text:style-name="P27"/>
      <text:p text:style-name="P27"><text:soft-page-break/></text:p>
      <text:p text:style-name="P28"><text:span text:style-name="T21">Travail a faire </text:span><text:span text:style-name="T22">:</text:span></text:p>
      <text:p text:style-name="P23"/>
      <text:p text:style-name="P22">Identifiez, dans la description du contexte, les éléments permettant d’identifier les vulnérabilités liées au traitement des données à caractère personnel.</text:p>
      <text:p text:style-name="P24"><text:span text:style-name="T9"/></text:p>
      <text:p text:style-name="P35" loext:marker-style-name="T8"><text:span text:style-name="T11"><text:tab/>Les données sont partagées au téléphone par les clients et entrées manuellement sur <text:tab/>un ordinateur, les donnes sont stockes par Centre-Call sur leurs serveurs, les données <text:tab/>sont partagées avec les différents clients.</text:span></text:p>
      <text:p text:style-name="P50" loext:marker-style-name="T8"><text:span text:style-name="T9"/></text:p>
      <text:p text:style-name="P51" loext:marker-style-name="T8"><text:span text:style-name="T13">Complétez le tableau d’analyse des scénarios de menaces présenté dans le document 4. Justifiez les niveaux de vraisemblance retenus pour chaque menace.</text:span></text:p>
      <text:p text:style-name="P50" loext:marker-style-name="T8"><text:span text:style-name="T12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rows-spanned="2" office:value-type="string">
            <text:p text:style-name="P8">Source de menace</text:p>
          </table:table-cell>
          <table:table-cell table:style-name="Tableau2.A1" table:number-rows-spanned="2" office:value-type="string">
            <text:p text:style-name="P8">Type de menace</text:p>
          </table:table-cell>
          <table:table-cell table:style-name="Tableau2.A1" table:number-rows-spanned="2" office:value-type="string">
            <text:p text:style-name="P8">Bien support</text:p>
          </table:table-cell>
          <table:table-cell table:style-name="Tableau2.A1" table:number-rows-spanned="2" office:value-type="string">
            <text:p text:style-name="P8">Niveau de vraisemblance</text:p>
          </table:table-cell>
          <table:table-cell table:style-name="Tableau2.A1" table:number-columns-spanned="3" office:value-type="string">
            <text:p text:style-name="P8">Critères de sécurité</text:p>
          </table:table-cell>
          <table:covered-table-cell/>
          <table:covered-table-cell/>
        </table:table-row>
        <table:table-row table:style-name="Tableau2.1">
          <table:covered-table-cell table:style-name="Tableau2.A1"/>
          <table:covered-table-cell table:style-name="Tableau2.A1"/>
          <table:covered-table-cell table:style-name="Tableau2.A1"/>
          <table:covered-table-cell table:style-name="Tableau2.A1"/>
          <table:table-cell table:style-name="Tableau2.A1" office:value-type="string">
            <text:p text:style-name="P7">C</text:p>
          </table:table-cell>
          <table:table-cell table:style-name="Tableau2.A1" office:value-type="string">
            <text:p text:style-name="P7">D</text:p>
          </table:table-cell>
          <table:table-cell table:style-name="Tableau2.A1" office:value-type="string">
            <text:p text:style-name="P7">I</text:p>
          </table:table-cell>
        </table:table-row>
        <table:table-row table:style-name="Tableau2.1">
          <table:table-cell table:style-name="Tableau2.A3" office:value-type="string">
            <text:p text:style-name="P12">Scénario <text:line-break/>de menace lié au <text:span text:style-name="T25">risque 1</text:span> : attaquant extérieur</text:p>
          </table:table-cell>
          <table:table-cell table:style-name="Tableau2.A3" office:value-type="string">
            <text:p text:style-name="P12">Espionnage</text:p>
          </table:table-cell>
          <table:table-cell table:style-name="Tableau2.A3" office:value-type="string">
            <text:p text:style-name="P12">Ordinateur de l’opérateur</text:p>
          </table:table-cell>
          <table:table-cell table:style-name="Tableau2.A3" office:value-type="string">
            <text:p text:style-name="P9">2 : limité</text:p>
            <text:p text:style-name="P12">(les données ne sont présentes que sur le serveur de base de données.)</text:p>
          </table:table-cell>
          <table:table-cell table:style-name="Tableau2.A3" office:value-type="string">
            <text:p text:style-name="P14">X</text:p>
            <text:p text:style-name="P13">(L’authentification n’est plus limitée aux personnes habilitées)</text:p>
          </table:table-cell>
          <table:table-cell table:style-name="Tableau2.A3" office:value-type="string">
            <text:p text:style-name="P12"/>
          </table:table-cell>
          <table:table-cell table:style-name="Tableau2.A3" office:value-type="string">
            <text:p text:style-name="P12"/>
          </table:table-cell>
        </table:table-row>
        <table:table-row table:style-name="Tableau2.1">
          <table:table-cell table:style-name="Tableau2.A3" office:value-type="string">
            <text:p text:style-name="P12">Scénario <text:line-break/>de menace lié au risque <text:span text:style-name="T26">2</text:span> : attaquant <text:span text:style-name="T26">in</text:span>tér<text:span text:style-name="T26">ieur</text:span></text:p>
          </table:table-cell>
          <table:table-cell table:style-name="Tableau2.A3" office:value-type="string">
            <text:p text:style-name="P42">Attaque intérieur</text:p>
          </table:table-cell>
          <table:table-cell table:style-name="Tableau2.A3" office:value-type="string">
            <text:p text:style-name="P42">Base de données</text:p>
          </table:table-cell>
          <table:table-cell table:style-name="Tableau2.A3" office:value-type="string">
            <text:p text:style-name="P44">3 : important</text:p>
          </table:table-cell>
          <table:table-cell table:style-name="Tableau2.A3" office:value-type="string">
            <text:p text:style-name="P38"/>
          </table:table-cell>
          <table:table-cell table:style-name="Tableau2.A3" office:value-type="string">
            <text:p text:style-name="P43">X</text:p>
            <text:p text:style-name="P43"/>
          </table:table-cell>
          <table:table-cell table:style-name="Tableau2.A3" office:value-type="string">
            <text:p text:style-name="P38"/>
          </table:table-cell>
        </table:table-row>
        <table:table-row table:style-name="Tableau2.1">
          <table:table-cell table:style-name="Tableau2.A5" office:value-type="string">
            <text:p text:style-name="P12">Scénario <text:line-break/>de menace lié au risque <text:span text:style-name="T27">3</text:span> : attaquant extérieur</text:p>
          </table:table-cell>
          <table:table-cell table:style-name="Tableau2.A5" office:value-type="string">
            <text:p text:style-name="P45">Erreur de configurations</text:p>
          </table:table-cell>
          <table:table-cell table:style-name="Tableau2.A5" office:value-type="string">
            <text:p text:style-name="P40">Base de données</text:p>
          </table:table-cell>
          <table:table-cell table:style-name="Tableau2.A5" office:value-type="string">
            <text:p text:style-name="P40">1 : négligeable</text:p>
          </table:table-cell>
          <table:table-cell table:style-name="Tableau2.A5" office:value-type="string">
            <text:p text:style-name="P37">X</text:p>
          </table:table-cell>
          <table:table-cell table:style-name="Tableau2.A5" office:value-type="string">
            <text:p text:style-name="P39"/>
          </table:table-cell>
          <table:table-cell table:style-name="Tableau2.A5" office:value-type="string">
            <text:p text:style-name="P38"/>
          </table:table-cell>
        </table:table-row>
        <table:table-row table:style-name="Tableau2.1">
          <table:table-cell table:style-name="Tableau2.A5" office:value-type="string">
            <text:p text:style-name="P12">Scénario <text:line-break/>de menace lié au risque <text:span text:style-name="T27">4</text:span> : attaquant extérieur</text:p>
          </table:table-cell>
          <table:table-cell table:style-name="Tableau2.A5" office:value-type="string">
            <text:p text:style-name="P40">Attaque extérieur</text:p>
          </table:table-cell>
          <table:table-cell table:style-name="Tableau2.A5" office:value-type="string">
            <text:p text:style-name="P40">Serveurs</text:p>
          </table:table-cell>
          <table:table-cell table:style-name="Tableau2.A5" office:value-type="string">
            <text:p text:style-name="P41">4 : maximale</text:p>
          </table:table-cell>
          <table:table-cell table:style-name="Tableau2.A5" office:value-type="string">
            <text:p text:style-name="P38"/>
          </table:table-cell>
          <table:table-cell table:style-name="Tableau2.A5" office:value-type="string">
            <text:p text:style-name="P39"/>
          </table:table-cell>
          <table:table-cell table:style-name="Tableau2.A5" office:value-type="string">
            <text:p text:style-name="P37">X</text:p>
          </table:table-cell>
        </table:table-row>
        <table:table-row table:style-name="Tableau2.1">
          <table:table-cell table:style-name="Tableau2.A5" office:value-type="string">
            <text:p text:style-name="P12">Scénario <text:line-break/>de menace lié au risque <text:span text:style-name="T27">5</text:span> : attaquant extérieur</text:p>
          </table:table-cell>
          <table:table-cell table:style-name="Tableau2.A5" office:value-type="string">
            <text:p text:style-name="P40">Attaque </text:p>
          </table:table-cell>
          <table:table-cell table:style-name="Tableau2.A5" office:value-type="string">
            <text:p text:style-name="P40">Serveurs</text:p>
          </table:table-cell>
          <table:table-cell table:style-name="Tableau2.A5" office:value-type="string">
            <text:p text:style-name="P41">1 : négligeable</text:p>
          </table:table-cell>
          <table:table-cell table:style-name="Tableau2.A5" office:value-type="string">
            <text:p text:style-name="P38"/>
          </table:table-cell>
          <table:table-cell table:style-name="Tableau2.A5" office:value-type="string">
            <text:p text:style-name="P37">X</text:p>
          </table:table-cell>
          <table:table-cell table:style-name="Tableau2.A5" office:value-type="string">
            <text:p text:style-name="P38"/>
          </table:table-cell>
        </table:table-row>
      </table:table>
      <text:p text:style-name="P53" loext:marker-style-name="T8"><text:span text:style-name="T14">C</text:span><text:span text:style-name="T16"> : confidentialité – D : disponibilité – I : intégrité.</text:span></text:p>
      <text:p text:style-name="P50" loext:marker-style-name="T8"><text:span text:style-name="T9"/></text:p>
      <text:p text:style-name="P51" loext:marker-style-name="T8"><text:soft-page-break/><text:span text:style-name="T13">Retrouvez, pour chaque risque mentionné, l’événement redouté et son niveau de gravité estimé en complétant le document 5.</text:span></text:p>
      <text:p text:style-name="P50" loext:marker-style-name="T8"><text:span text:style-name="T9"/></text:p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6">Exemple : scénario 1</text:p>
          </table:table-cell>
          <table:table-cell table:style-name="Tableau5.B1" office:value-type="string">
            <text:p text:style-name="P11">Usurpation d’identité</text:p>
          </table:table-cell>
          <table:table-cell table:style-name="Tableau5.B1" office:value-type="string">
            <text:p text:style-name="P6">Niveau de gravité : 3 (important)</text:p>
            <text:p text:style-name="P11">Les données confidentielles peuvent être exploitées par une entité malveillante.</text:p>
          </table:table-cell>
        </table:table-row>
        <table:table-row table:style-name="Tableau5.2">
          <table:table-cell table:style-name="Tableau5.A1" office:value-type="string">
            <text:p text:style-name="P6">Scénario 2</text:p>
          </table:table-cell>
          <table:table-cell table:style-name="Tableau5.B1" office:value-type="string">
            <text:p text:style-name="P30">Suppression ou vol de données</text:p>
          </table:table-cell>
          <table:table-cell table:style-name="Tableau5.B1" office:value-type="string">
            <text:p text:style-name="P30">Niveau de gravite : 4 (maximale)</text:p>
            <text:p text:style-name="P30">C’est le niveau de gravite le plus important, il signifie l’échec complet des deux principaux objectifs de l’entreprise, le stockage de données et sa protection.</text:p>
          </table:table-cell>
        </table:table-row>
        <table:table-row table:style-name="Tableau5.3">
          <table:table-cell table:style-name="Tableau5.A1" office:value-type="string">
            <text:p text:style-name="P6">Scénario 3</text:p>
          </table:table-cell>
          <table:table-cell table:style-name="Tableau5.B1" office:value-type="string">
            <text:p text:style-name="P30">Consultation des donnes sans habilitation (par des employés)</text:p>
          </table:table-cell>
          <table:table-cell table:style-name="Tableau5.B1" office:value-type="string">
            <text:p text:style-name="P30">Niveau de gravite : 2 (limitée)</text:p>
            <text:p text:style-name="P30">Cela révèle de failles de configurations (qui pourrait reveler des failles dans le système) ainsi que d’un problème de confidentialité pour les clients</text:p>
          </table:table-cell>
        </table:table-row>
        <table:table-row table:style-name="Tableau5.1">
          <table:table-cell table:style-name="Tableau5.A1" office:value-type="string">
            <text:p text:style-name="P6">Scénario 4</text:p>
          </table:table-cell>
          <table:table-cell table:style-name="Tableau5.B1" office:value-type="string">
            <text:p text:style-name="P30">Altération des données sur le serveur</text:p>
          </table:table-cell>
          <table:table-cell table:style-name="Tableau5.B1" office:value-type="string">
            <text:p text:style-name="P30">Niveau de gravite : 3 (importante)</text:p>
            <text:p text:style-name="P30">Cela dépends de la situation, une altération des données peut être permanente et signifier un accès total au serveur mais pas dans tout les cas.</text:p>
          </table:table-cell>
        </table:table-row>
        <table:table-row table:style-name="Tableau5.3">
          <table:table-cell table:style-name="Tableau5.A1" office:value-type="string">
            <text:p text:style-name="P6">Scénario 5</text:p>
          </table:table-cell>
          <table:table-cell table:style-name="Tableau5.B1" office:value-type="string">
            <text:p text:style-name="P30">Arrêt du serveur par attaque repetees</text:p>
          </table:table-cell>
          <table:table-cell table:style-name="Tableau5.B1" office:value-type="string">
            <text:p text:style-name="P30">Niveau de gravite : 1 (négligeable)</text:p>
            <text:p text:style-name="P30">Le serveur serait inaccessible un moment mais les fichiers et disques resteraient protégés.</text:p>
          </table:table-cell>
        </table:table-row>
      </table:table>
      <text:p text:style-name="P36" loext:marker-style-name="T8"><text:span text:style-name="T10"/></text:p>
      <text:p text:style-name="P34" loext:marker-style-name="T8"><text:span text:style-name="T10"/></text:p>
      <text:h text:style-name="P55" text:outline-level="1" text:is-list-header="true"><text:span text:style-name="T28">C</text:span>artographiez les risques liés au traitement des données à caractère personnel par un schéma croisant les niveaux de vraisemblance et de gravité déterminés précédemment.</text:h>
      <text:p text:style-name="P16"/>
      <text:p text:style-name="P25"><draw:frame draw:style-name="fr1" draw:name="Cadre1" text:anchor-type="paragraph" svg:x="-0.0484in" svg:y="0.0008in" svg:width="6.0744in" draw:z-index="0"><draw:text-box fo:min-height="1.8028in"><table:table table:name="Tableau6" table:style-name="Tableau6"><table:table-column table:style-name="Tableau6.A"/><table:table-column table:style-name="Tableau6.B"/><table:table-column table:style-name="Tableau6.C"/><table:table-row table:style-name="Tableau6.1"><table:table-cell table:style-name="Tableau6.A1" office:value-type="string"><text:p text:style-name="P29"/></table:table-cell><table:table-cell table:style-name="Tableau6.B1" office:value-type="string"><text:p text:style-name="P32">Vraisemblance</text:p></table:table-cell><table:table-cell table:style-name="Tableau6.B1" office:value-type="string"><text:p text:style-name="P32">Gravité</text:p></table:table-cell></table:table-row><table:table-row table:style-name="Tableau6.1"><table:table-cell table:style-name="Tableau6.A2" office:value-type="string"><text:p text:style-name="P31">Risque 1</text:p></table:table-cell><table:table-cell table:style-name="Tableau6.A1" office:value-type="string"><text:p text:style-name="P47">3</text:p></table:table-cell><table:table-cell table:style-name="Tableau6.A1" office:value-type="string"><text:p text:style-name="P46">3 (important)</text:p></table:table-cell></table:table-row><table:table-row table:style-name="Tableau6.1"><table:table-cell table:style-name="Tableau6.A2" office:value-type="string"><text:p text:style-name="P31">Risque 2</text:p></table:table-cell><table:table-cell table:style-name="Tableau6.A1" office:value-type="string"><text:p text:style-name="P47">4</text:p></table:table-cell><table:table-cell table:style-name="Tableau6.A1" office:value-type="string"><text:p text:style-name="P46">4 (maximale)</text:p></table:table-cell></table:table-row><table:table-row table:style-name="Tableau6.1"><table:table-cell table:style-name="Tableau6.A2" office:value-type="string"><text:p text:style-name="P31">Risque 3</text:p></table:table-cell><table:table-cell table:style-name="Tableau6.A1" office:value-type="string"><text:p text:style-name="P47">2</text:p></table:table-cell><table:table-cell table:style-name="Tableau6.A1" office:value-type="string"><text:p text:style-name="P46">2 (limitée)</text:p></table:table-cell></table:table-row><table:table-row table:style-name="Tableau6.1"><table:table-cell table:style-name="Tableau6.A2" office:value-type="string"><text:p text:style-name="P31">Risque 4</text:p></table:table-cell><table:table-cell table:style-name="Tableau6.A1" office:value-type="string"><text:p text:style-name="P47">2</text:p></table:table-cell><table:table-cell table:style-name="Tableau6.A1" office:value-type="string"><text:p text:style-name="P46">3 (importante)</text:p></table:table-cell></table:table-row><table:table-row table:style-name="Tableau6.6"><table:table-cell table:style-name="Tableau6.A2" office:value-type="string"><text:p text:style-name="P31">Risque 5</text:p></table:table-cell><table:table-cell table:style-name="Tableau6.A1" office:value-type="string"><text:p text:style-name="P47">2</text:p></table:table-cell><table:table-cell table:style-name="Tableau6.A1" office:value-type="string"><text:p text:style-name="P46">1 (négligeable)</text:p></table:table-cell></table:table-row></table:table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4" text:outline-level="1"><text:span text:style-name="T10"/></text:h>
      <text:h text:style-name="P54" text:outline-level="1"><text:span text:style-name="T10"/></text:h>
      <text:h text:style-name="P54" text:outline-level="1"><text:soft-page-break/><text:span text:style-name="T10"/></text:h>
      <text:h text:style-name="P54" text:outline-level="1"><text:span text:style-name="T18">Rédigez une note de synthèse à l’intention de Mme AZRI pour l’informer des risques identifiés et de leur hiérarchisation. Cette note doit énumérer des propositions pour garantir la </text:span><text:span text:style-name="T19">confidentialité</text:span><text:span text:style-name="T18"> et l’intégrité des données à caractère personnel dans le cadre du processus d’études de marché.</text:span></text:h>
      <text:p text:style-name="P52" loext:marker-style-name="T8"><text:span text:style-name="T20"/></text:p>
      <text:p text:style-name="P52" loext:marker-style-name="T8"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ystem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.0591in" fo:margin-right="0.0591in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fr" fo:country="FR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Liberation_5f_Sans_5f_11" style:display-name="_Liberation_Sans_11" style:family="paragraph" style:master-page-name="">
      <style:paragraph-properties fo:margin-top="0in" fo:margin-bottom="0in" style:contextual-spacing="false" fo:text-align="justify" style:justify-single-word="false" style:page-number="auto"/>
      <style:text-properties fo:color="#000000" loext:opacity="100%" style:font-name="Liberation Sans1" fo:font-family="'Liberation Sans'" style:font-style-name="Normal" style:font-family-generic="swiss" style:font-pitch="variable" fo:font-size="11pt" fo:font-weight="normal"/>
    </style:style>
    <style:style style:name="_5f_Liberation_5f_Sans_5f_11_5f__5f_e1" style:display-name="_Liberation_Sans_11__e1" style:family="paragraph" style:parent-style-name="_5f_Liberation_5f_Sans_5f_11">
      <style:paragraph-properties fo:margin-top="0in" fo:margin-bottom="0.0398in" style:contextual-spacing="false"/>
    </style:style>
    <style:style style:name="_5f_Liberation_5f_Sans_5f_11_5f__5f_e2" style:display-name="_Liberation_Sans_11__e2" style:family="paragraph" style:parent-style-name="_5f_Liberation_5f_Sans_5f_11_5f__5f_e1">
      <style:paragraph-properties fo:margin-top="0in" fo:margin-bottom="0.0783in" style:contextual-spacing="false"/>
    </style:style>
    <style:style style:name="_30_9_5f_cours_5f_titre_5f_doc" style:display-name="09_cours_titre_doc" style:family="paragraph" style:parent-style-name="Standard" style:default-outline-level="">
      <loext:graphic-properties draw:fill="solid" draw:fill-color="#92cddc"/>
      <style:paragraph-properties fo:margin-top="0.1252in" fo:margin-bottom="0.0417in" style:contextual-spacing="false" fo:background-color="#92cddc"/>
      <style:text-properties style:font-name="Arial" fo:font-family="Arial" style:font-family-generic="roman" style:font-pitch="variable" style:font-size-complex="10pt" style:font-weight-complex="bold"/>
    </style:style>
    <style:style style:name="BTS_20_SIO_20_-_20_Texte_20_de_20_tableau" style:display-name="BTS SIO - Texte de tableau" style:family="paragraph" style:parent-style-name="_30_9_5f_cours_5f_titre_5f_doc" style:default-outline-level="">
      <loext:graphic-properties draw:fill="none" draw:fill-color="#ffffff"/>
      <style:paragraph-properties fo:margin-top="0in" fo:margin-bottom="0in" style:contextual-spacing="false" fo:background-color="transparent"/>
      <style:text-properties style:font-name="Arial Narrow" fo:font-family="'Arial Narrow'" style:font-family-generic="swiss" style:font-name-complex="Arial2" style:font-family-complex="Arial" style:font-family-generic-complex="system" style:font-pitch-complex="variable"/>
    </style:style>
    <style:style style:name="_5f__5f__5f__5f__5f_saut_5f__5f_4" style:display-name="_____saut__4" style:family="paragraph" style:parent-style-name="Standard" style:next-style-name="_5f_Liberation_5f_Sans_5f_11">
      <style:paragraph-properties fo:margin-top="0in" fo:margin-bottom="0in" style:contextual-spacing="false"/>
      <style:text-properties style:font-name="Liberation Sans1" fo:font-family="'Liberation Sans'" style:font-style-name="Normal" style:font-family-generic="swiss" style:font-pitch="variable" fo:font-size="6pt"/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_5f_Titre_5f_1" style:display-name="_Titre_1" style:family="paragraph" style:parent-style-name="Heading_20_1" style:next-style-name="_5f_Liberation_5f_Sans_5f_11_5f__5f_e2" style:default-outline-level="1" style:master-page-name="">
      <style:paragraph-properties fo:margin-left="0in" fo:margin-right="0in" fo:margin-top="0in" fo:margin-bottom="0.0783in" style:contextual-spacing="false" fo:text-indent="0in" style:auto-text-indent="false" style:page-number="auto" fo:keep-with-next="auto"/>
      <style:text-properties style:font-name="Liberation Sans" fo:font-family="'Liberation Sans'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5b9bd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USD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USD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USD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USD" number:transliteration-language="fr" number:transliteration-country="FR">
      <number:number number:decimal-places="2" number:min-decimal-places="2" number:min-integer-digits="1"/>
    </number:number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5021in" table:align="center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5.8076in"/>
    </style:style>
    <style:style style:name="Table1.A1" style:family="table-cell">
      <style:table-cell-properties fo:padding-left="0.0847in" fo:padding-right="0.075in" fo:padding-top="0in" fo:padding-bottom="0in" fo:border="1.5pt solid #00000a" style:writing-mode="lr-tb"/>
    </style:style>
    <style:style style:name="Table1.B1" style:family="table-cell">
      <style:table-cell-properties style:vertical-align="middle" fo:padding-left="0.0847in" fo:padding-right="0.075in" fo:padding-top="0in" fo:padding-bottom="0in" fo:border="1.5pt solid #00000a" style:writing-mode="lr-tb"/>
    </style:style>
    <style:style style:name="Table1.2" style:family="table-row">
      <style:table-row-properties style:min-row-height="0.159in" style:use-optimal-row-height="false"/>
    </style:style>
    <style:style style:name="Table1.A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2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0.25pt solid #00000a" style:writing-mode="lr-tb"/>
    </style:style>
    <style:style style:name="Table1.A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Table1.B3" style:family="table-cell">
      <style:table-cell-properties fo:padding-left="0.0847in" fo:padding-right="0.075in" fo:padding-top="0in" fo:padding-bottom="0in" fo:border-left="1.5pt solid #00000a" fo:border-right="1.5pt solid #00000a" fo:border-top="0.25pt solid #00000a" fo:border-bottom="1.5pt solid #00000a" style:writing-mode="lr-tb"/>
    </style:style>
    <style:style style:name="MP1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 fo:font-weight="bold" style:font-weight-asian="bold" style:font-weight-complex="bold"/>
    </style:style>
    <style:style style:name="MP2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  <style:text-properties officeooo:paragraph-rsid="002e8915"/>
    </style:style>
    <style:style style:name="MP3" style:family="paragraph" style:parent-style-name="En-tête">
      <style:paragraph-properties fo:margin-left="0in" fo:text-align="center" style:justify-single-word="false">
        <style:tab-stops>
          <style:tab-stop style:position="3.2091in" style:type="center"/>
          <style:tab-stop style:position="6.3591in" style:type="right"/>
        </style:tab-stops>
      </style:paragraph-properties>
    </style:style>
    <style:style style:name="MP4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style:font-name="Noto Sans" fo:language="fr" fo:country="FR"/>
    </style:style>
    <style:style style:name="MP5" style:family="paragraph" style:parent-style-name="En-tête">
      <style:paragraph-properties fo:margin-left="0in">
        <style:tab-stops>
          <style:tab-stop style:position="3.2091in" style:type="center"/>
          <style:tab-stop style:position="6.3591in" style:type="right"/>
        </style:tab-stops>
      </style:paragraph-properties>
      <style:text-properties fo:font-size="6pt" fo:language="fr" fo:country="FR" style:font-size-asian="6pt" style:font-size-complex="6pt"/>
    </style:style>
    <style:style style:name="MP6" style:family="paragraph" style:parent-style-name="Pied_20_de_20_page">
      <style:paragraph-properties fo:margin-left="0in" fo:padding-left="0in" fo:padding-right="0in" fo:padding-top="0.0138in" fo:padding-bottom="0in" fo:border-left="none" fo:border-right="none" fo:border-top="0.26pt solid #00000a" fo:border-bottom="none" style:shadow="none">
        <style:tab-stops>
          <style:tab-stop style:position="3.15in" style:type="center"/>
          <style:tab-stop style:position="7.4374in" style:type="right"/>
        </style:tab-stops>
      </style:paragraph-properties>
    </style:style>
    <style:style style:name="MT1" style:family="text">
      <style:text-properties style:font-name="Noto Sans" fo:font-size="14pt" fo:language="fr" fo:country="FR" fo:font-weight="bold" officeooo:rsid="002e8915" style:font-size-asian="14pt" style:font-weight-asian="bold"/>
    </style:style>
    <style:style style:name="MT2" style:family="text">
      <style:text-properties style:font-name="Noto Sans" fo:font-size="14pt" fo:language="fr" fo:country="FR" fo:font-weight="bold" officeooo:rsid="005427fc" style:font-size-asian="14pt" style:font-weight-asian="bold"/>
    </style:style>
    <style:style style:name="MT3" style:family="text">
      <style:text-properties style:font-name="Noto Sans" fo:font-size="14pt" fo:language="fr" fo:country="FR" fo:font-weight="bold" style:font-size-asian="14pt" style:font-weight-asian="bold"/>
    </style:style>
    <style:style style:name="MT4" style:family="text">
      <style:text-properties officeooo:rsid="000d7474"/>
    </style:style>
    <style:style style:name="MT5" style:family="text">
      <style:text-properties officeooo:rsid="0012946c"/>
    </style:style>
    <style:style style:name="MT6" style:family="text">
      <style:text-properties officeooo:rsid="002e8915"/>
    </style:style>
    <style:style style:name="MT7" style:family="text">
      <style:text-properties style:font-name="Noto Sans" fo:font-size="10pt" fo:language="fr" fo:country="FR" fo:font-style="itali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362in" fo:margin-left="0in" fo:margin-right="0in" fo:margin-bottom="0in" style:dynamic-spacing="true"/>
      </style:header-style>
      <style:footer-style>
        <style:header-footer-properties fo:min-height="0.1in" fo:margin-left="0in" fo:margin-right="0in" fo:margin-top="0in" fo:background-color="transparent" style:dynamic-spacing="true" draw:fill="none" draw:fill-color="#5b9bd5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2024/2025</text:p>
            </table:table-cell>
            <table:table-cell table:style-name="Table1.B1" office:value-type="string">
              <text:p text:style-name="MP2"><text:span text:style-name="Police_20_par_20_défaut"><text:span text:style-name="MT1">TC</text:span></text:span><text:span text:style-name="Police_20_par_20_défaut"><text:span text:style-name="MT2">3, TC6</text:span></text:span><text:span text:style-name="Police_20_par_20_défaut"><text:span text:style-name="MT1"> – </text:span></text:span><text:span text:style-name="Police_20_par_20_défaut"><text:span text:style-name="MT2">MISSION 2</text:span></text:span></text:p>
            </table:table-cell>
          </table:table-row>
          <table:table-row table:style-name="Table1.2">
            <table:table-cell table:style-name="Table1.A2" table:number-rows-spanned="2" office:value-type="string">
              <text:p text:style-name="MP3"><text:span text:style-name="Police_20_par_20_défaut"><text:span text:style-name="MT3">BTS SIO<text:line-break/> 1SIOA</text:span></text:span></text:p>
            </table:table-cell>
            <table:table-cell table:style-name="Table1.B2" office:value-type="string">
              <text:p text:style-name="MP4">Auteur : <text:span text:style-name="MT4">Evan Barroca Paccard</text:span></text:p>
            </table:table-cell>
          </table:table-row>
          <table:table-row>
            <table:covered-table-cell table:style-name="Table1.A2"/>
            <table:table-cell table:style-name="Table1.B3" office:value-type="string">
              <text:p text:style-name="MP4">Date de rédaction : <text:span text:style-name="MT5">1</text:span><text:span text:style-name="MT6">2 </text:span><text:span text:style-name="MT4">Septembre 2024</text:span></text:p>
            </table:table-cell>
          </table:table-row>
        </table:table>
        <text:p text:style-name="MP5"/>
      </style:header>
      <style:footer>
        <text:p text:style-name="MP6"><text:span text:style-name="Police_20_par_20_défaut"><text:span text:style-name="MT7"><text:file-name text:display="name-and-extension">BARROCA--PACCARD_Evan_1SIOA_TC3_TC6_MISSION2.odt</text:file-name></text:span></text:span><text:span text:style-name="Police_20_par_20_défaut"><text:span text:style-name="MT7"><text:tab/>page </text:span></text:span><text:span text:style-name="Police_20_par_20_défaut"><text:span text:style-name="MT7"><text:page-number text:select-page="current">4</text:page-number></text:span></text:span><text:span text:style-name="Police_20_par_20_défaut"><text:span text:style-name="MT7">/</text:span></text:span><text:span text:style-name="Police_20_par_20_défaut"><text:span text:style-name="MT7"><text:page-count>4</text:page-count></text:span></text:span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initial-creator>jp</meta:initial-creator>
    <meta:creation-date>2023-09-06T20:51:00Z</meta:creation-date>
    <dc:date>2024-09-13T10:49:31.280685789</dc:date>
    <meta:editing-cycles>91</meta:editing-cycles>
    <meta:editing-duration>PT21H18M41S</meta:editing-duration>
    <meta:print-date>2024-09-12T16:52:17.278035058</meta:print-date>
    <meta:printed-by>PDF files</meta:printed-by>
    <meta:document-statistic meta:table-count="4" meta:image-count="0" meta:object-count="0" meta:page-count="4" meta:paragraph-count="91" meta:word-count="564" meta:character-count="3516" meta:non-whitespace-character-count="3031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